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5-11-20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5-07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5-04-09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5-01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4-10-0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4-07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4-04-0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4-01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3-10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3-07-13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3-04-06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3-01-1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2-10-0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2-07-1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2-04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2-01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1-10-0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1-07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1-04-0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1-01-08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0-10-0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0-07-0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20-01-0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9-10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9-07-11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9-04-04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9-01-3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8-10-0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8-07-1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8-04-0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8-01-1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7-10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7-04-1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7-01-18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6-10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6-07-1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6-04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6-01-1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5-10-1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5-07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5-04-0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5-01-1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4-10-0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4-07-1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4-04-0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4-01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3-10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3-07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3-04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3-01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2-10-1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2-07-12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2-04-0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2-01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1-10-06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1-07-2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1-04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1-01-12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0-10-0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0-07-1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0-04-0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10-01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9-10-0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9-07-0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9-04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9-01-07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8-10-0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8-07-09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8-04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8-01-09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7-10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7-07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7-04-0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7-01-10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6-10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6-07-1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6-04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6-01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5-10-05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5-07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5-03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5-01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4-10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4-07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4-04-0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4-01-12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3-10-1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3-07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3-04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3-01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2-10-09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2-07-10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2-04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2-01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1-11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1-10-1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1-07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2001-04-0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1999-08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759121545101</text:p>
          </table:table-cell>
          <table:table-cell office:value-type="string" calcext:value-type="string">
            <text:p>39.00S/08.00E-31DAA01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